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808080"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color="#808080" draw:fill-color="#ffffff" draw:textarea-horizontal-align="left" draw:textarea-vertical-align="middle"/>
    </style:style>
    <style:style style:name="gr4" style:family="graphic" style:parent-style-name="standard">
      <style:graphic-properties draw:stroke="dash" draw:stroke-dash="Ultrafine_20_Dashed" svg:stroke-color="#808080" draw:fill-color="#ffffff" draw:textarea-horizontal-align="left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808080" draw:fill="solid" draw:fill-color="#ffffff" draw:textarea-horizontal-align="left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10pt" style:font-size-asian="10pt" style:font-size-complex="10pt"/>
    </style:style>
    <style:style style:name="P3" style:family="paragraph">
      <style:paragraph-properties fo:text-align="center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family="'Courier New'" style:font-family-generic="modern" style:font-pitch="fixed" fo:font-size="10pt" style:font-size-asian="10pt" style:font-size-complex="10pt"/>
    </style:style>
    <style:style style:name="P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start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family="'Courier New'" style:font-family-generic="modern" style:font-pitch="fixed" fo:font-size="10pt" style:font-size-asian="10pt" style:font-size-complex="10pt"/>
    </style:style>
    <style:style style:name="T2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Courier New'" style:font-family-generic="modern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2" draw:layer="layout" svg:width="3cm" svg:height="0.5cm" svg:x="2.5cm" svg:y="7.5cm">
          <text:p text:style-name="P1"><text:span text:style-name="T1">&lt;&lt;function&gt;&gt;</text:span></text:p>
        </draw:rect>
        <draw:rect draw:style-name="gr2" draw:text-style-name="P3" draw:layer="layout" svg:width="3cm" svg:height="0.5cm" svg:x="2.5cm" svg:y="3cm">
          <text:p text:style-name="P1"><text:span text:style-name="T2">&lt;&lt;variable&gt;&gt;</text:span></text:p>
        </draw:rect>
        <draw:rect draw:style-name="gr1" draw:text-style-name="P2" draw:layer="layout" svg:width="3cm" svg:height="0.5cm" svg:x="2.5cm" svg:y="8.5cm">
          <text:p text:style-name="P1"><text:span text:style-name="T1">&lt;&lt;property&gt;&gt;</text:span></text:p>
        </draw:rect>
        <draw:rect draw:style-name="gr2" draw:text-style-name="P3" draw:layer="layout" svg:width="3cm" svg:height="0.5cm" svg:x="2.5cm" svg:y="4cm">
          <text:p text:style-name="P1"><text:span text:style-name="T2">&lt;&lt;constructor&gt;&gt;</text:span></text:p>
        </draw:rect>
        <draw:rect draw:style-name="gr2" draw:text-style-name="P3" draw:layer="layout" svg:width="3cm" svg:height="0.5cm" svg:x="2.5cm" svg:y="4.5cm">
          <text:p text:style-name="P1"><text:span text:style-name="T2">&lt;&lt;destructor&gt;&gt;</text:span></text:p>
        </draw:rect>
        <draw:rect draw:style-name="gr1" draw:text-style-name="P2" draw:layer="layout" svg:width="3cm" svg:height="0.5cm" svg:x="2.5cm" svg:y="8cm">
          <text:p text:style-name="P1"><text:span text:style-name="T1">&lt;&lt;procedure&gt;&gt;</text:span></text:p>
        </draw:rect>
        <draw:rect draw:style-name="gr1" draw:text-style-name="P2" draw:layer="layout" svg:width="3cm" svg:height="0.5cm" svg:x="2.5cm" svg:y="5cm">
          <text:p text:style-name="P1"><text:span text:style-name="T1">&lt;&lt;function&gt;&gt;</text:span></text:p>
        </draw:rect>
        <draw:rect draw:style-name="gr1" draw:text-style-name="P2" draw:layer="layout" svg:width="3cm" svg:height="0.5cm" svg:x="2.5cm" svg:y="5.5cm">
          <text:p text:style-name="P1"><text:span text:style-name="T1">&lt;&lt;function&gt;&gt;</text:span></text:p>
        </draw:rect>
        <draw:rect draw:style-name="gr1" draw:text-style-name="P2" draw:layer="layout" svg:width="3cm" svg:height="0.5cm" svg:x="2.5cm" svg:y="6.5cm">
          <text:p text:style-name="P1"><text:span text:style-name="T1">&lt;&lt;function&gt;&gt;</text:span></text:p>
        </draw:rect>
        <draw:rect draw:style-name="gr1" draw:text-style-name="P2" draw:layer="layout" svg:width="3cm" svg:height="0.5cm" svg:x="2.5cm" svg:y="7cm">
          <text:p text:style-name="P1"><text:span text:style-name="T1">&lt;&lt;function&gt;&gt;</text:span></text:p>
        </draw:rect>
        <draw:rect draw:style-name="gr1" draw:text-style-name="P2" draw:layer="layout" svg:width="3cm" svg:height="0.5cm" svg:x="2.5cm" svg:y="3.5cm">
          <text:p text:style-name="P1"><text:span text:style-name="T1">procedure</text:span></text:p>
        </draw:rect>
        <draw:rect draw:style-name="gr1" draw:text-style-name="P2" draw:layer="layout" svg:width="3cm" svg:height="0.5cm" svg:x="2.5cm" svg:y="6cm">
          <text:p text:style-name="P1"><text:span text:style-name="T1">&lt;&lt;function&gt;&gt;</text:span></text:p>
        </draw:rect>
        <draw:rect draw:style-name="gr3" draw:text-style-name="P4" draw:layer="layout" svg:width="5.059cm" svg:height="0.5cm" svg:x="5.5cm" svg:y="7.5cm">
          <text:p><text:span text:style-name="T3">ComparesWith</text:span></text:p>
        </draw:rect>
        <draw:rect draw:style-name="gr1" draw:text-style-name="P5" draw:layer="layout" svg:width="0.5cm" svg:height="0.5cm" svg:x="2cm" svg:y="7.5cm">
          <text:p text:style-name="P1"><text:span text:style-name="T3">*</text:span></text:p>
        </draw:rect>
        <draw:rect draw:style-name="gr1" draw:text-style-name="P5" draw:layer="layout" svg:width="0.5cm" svg:height="0.5cm" svg:x="1.5cm" svg:y="7.5cm">
          <text:p text:style-name="P1"><text:span text:style-name="T3">+</text:span></text:p>
        </draw:rect>
        <draw:rect draw:style-name="gr3" draw:text-style-name="P6" draw:layer="layout" svg:width="5.5cm" svg:height="0.5cm" svg:x="10.5cm" svg:y="7.5cm">
          <text:p><text:span text:style-name="T1">(const AStr: string)</text:span></text:p>
        </draw:rect>
        <draw:rect draw:style-name="gr3" draw:text-style-name="P6" draw:layer="layout" svg:width="4cm" svg:height="0.5cm" svg:x="16cm" svg:y="7.5cm">
          <text:p><text:span text:style-name="T1">: TComparison</text:span></text:p>
        </draw:rect>
        <draw:rect draw:style-name="gr4" draw:text-style-name="P6" draw:layer="layout" svg:width="6cm" svg:height="0.5cm" svg:x="20cm" svg:y="7.5cm">
          <text:p/>
        </draw:rect>
        <draw:rect draw:style-name="gr5" draw:text-style-name="P7" draw:layer="layout" svg:width="24.5cm" svg:height="1.6cm" svg:x="1.5cm" svg:y="1.4cm">
          <text:p text:style-name="P1"><text:span text:style-name="T4">&lt;&lt;class&gt;&gt;</text:span></text:p>
          <text:p text:style-name="P1"><text:span text:style-name="T5">TSDVTextTreeNode</text:span></text:p>
        </draw:rect>
        <draw:rect draw:style-name="gr3" draw:text-style-name="P4" draw:layer="layout" svg:width="5.059cm" svg:height="0.5cm" svg:x="5.5cm" svg:y="3cm">
          <text:p><text:span text:style-name="T3">FText</text:span></text:p>
        </draw:rect>
        <draw:rect draw:style-name="gr1" draw:text-style-name="P5" draw:layer="layout" svg:width="0.5cm" svg:height="0.5cm" svg:x="2cm" svg:y="3cm">
          <text:p text:style-name="P1"><text:span text:style-name="T3">*</text:span></text:p>
        </draw:rect>
        <draw:rect draw:style-name="gr1" draw:text-style-name="P5" draw:layer="layout" svg:width="0.5cm" svg:height="0.5cm" svg:x="1.5cm" svg:y="3cm">
          <text:p text:style-name="P1"><text:span text:style-name="T3">#</text:span></text:p>
        </draw:rect>
        <draw:rect draw:style-name="gr6" draw:text-style-name="P8" draw:layer="layout" svg:width="5.5cm" svg:height="0.5cm" svg:x="10.5cm" svg:y="3cm">
          <text:p/>
        </draw:rect>
        <draw:rect draw:style-name="gr3" draw:text-style-name="P6" draw:layer="layout" svg:width="4cm" svg:height="0.5cm" svg:x="16cm" svg:y="3cm">
          <text:p><text:span text:style-name="T1">: String</text:span></text:p>
        </draw:rect>
        <draw:rect draw:style-name="gr4" draw:text-style-name="P6" draw:layer="layout" svg:width="6cm" svg:height="0.5cm" svg:x="20cm" svg:y="3cm">
          <text:p/>
        </draw:rect>
        <draw:rect draw:style-name="gr3" draw:text-style-name="P4" draw:layer="layout" svg:width="5.059cm" svg:height="0.5cm" svg:x="5.5cm" svg:y="8.5cm">
          <text:p><text:span text:style-name="T3">Text</text:span></text:p>
        </draw:rect>
        <draw:rect draw:style-name="gr1" draw:text-style-name="P5" draw:layer="layout" svg:width="0.5cm" svg:height="0.5cm" svg:x="2cm" svg:y="8.5cm">
          <text:p text:style-name="P1"><text:span text:style-name="T3">*</text:span></text:p>
        </draw:rect>
        <draw:rect draw:style-name="gr1" draw:text-style-name="P5" draw:layer="layout" svg:width="0.5cm" svg:height="0.5cm" svg:x="1.5cm" svg:y="8.5cm">
          <text:p text:style-name="P1"><text:span text:style-name="T3"><text:s/></text:span><text:span text:style-name="T3">+ </text:span></text:p>
        </draw:rect>
        <draw:rect draw:style-name="gr6" draw:text-style-name="P8" draw:layer="layout" svg:width="5.5cm" svg:height="0.5cm" svg:x="10.5cm" svg:y="8.5cm">
          <text:p/>
        </draw:rect>
        <draw:rect draw:style-name="gr6" draw:text-style-name="P8" draw:layer="layout" svg:width="5.5cm" svg:height="0.5cm" svg:x="10.5cm" svg:y="8.5cm">
          <text:p/>
        </draw:rect>
        <draw:rect draw:style-name="gr3" draw:text-style-name="P6" draw:layer="layout" svg:width="4cm" svg:height="0.5cm" svg:x="16cm" svg:y="8.5cm">
          <text:p><text:span text:style-name="T1">: String</text:span></text:p>
        </draw:rect>
        <draw:rect draw:style-name="gr3" draw:text-style-name="P6" draw:layer="layout" svg:width="6cm" svg:height="0.5cm" svg:x="20cm" svg:y="8.5cm">
          <text:p><text:span text:style-name="T1">&lt;&lt;</text:span><text:span text:style-name="T2">virtual</text:span><text:span text:style-name="T1">&gt;&gt;</text:span></text:p>
        </draw:rect>
        <draw:rect draw:style-name="gr3" draw:text-style-name="P4" draw:layer="layout" svg:width="5.059cm" svg:height="0.5cm" svg:x="5.5cm" svg:y="4.5cm">
          <text:p><text:span text:style-name="T3">Destroy</text:span></text:p>
        </draw:rect>
        <draw:rect draw:style-name="gr7" draw:text-style-name="P10" draw:layer="layout" svg:width="5.059cm" svg:height="0.508cm" svg:x="5.5cm" svg:y="4cm">
          <text:p text:style-name="P9"><text:span text:style-name="T6">Create</text:span></text:p>
        </draw:rect>
        <draw:rect draw:style-name="gr1" draw:text-style-name="P5" draw:layer="layout" svg:width="0.5cm" svg:height="0.5cm" svg:x="2cm" svg:y="4cm">
          <text:p text:style-name="P1"><text:span text:style-name="T3">~</text:span></text:p>
        </draw:rect>
        <draw:rect draw:style-name="gr1" draw:text-style-name="P5" draw:layer="layout" svg:width="0.5cm" svg:height="0.5cm" svg:x="1.5cm" svg:y="4cm">
          <text:p text:style-name="P1"><text:span text:style-name="T3">+</text:span></text:p>
        </draw:rect>
        <draw:rect draw:style-name="gr1" draw:text-style-name="P5" draw:layer="layout" svg:width="0.5cm" svg:height="0.5cm" svg:x="2cm" svg:y="4.5cm">
          <text:p text:style-name="P1"><text:span text:style-name="T3">~</text:span></text:p>
        </draw:rect>
        <draw:rect draw:style-name="gr1" draw:text-style-name="P5" draw:layer="layout" svg:width="0.5cm" svg:height="0.5cm" svg:x="1.5cm" svg:y="4.5cm">
          <text:p text:style-name="P1"><text:span text:style-name="T3">+</text:span></text:p>
        </draw:rect>
        <draw:rect draw:style-name="gr3" draw:text-style-name="P11" draw:layer="layout" svg:width="5.5cm" svg:height="0.5cm" svg:x="10.5cm" svg:y="4.5cm">
          <text:p><text:span text:style-name="T7">()</text:span></text:p>
        </draw:rect>
        <draw:rect draw:style-name="gr3" draw:text-style-name="P11" draw:layer="layout" svg:width="5.5cm" svg:height="0.5cm" svg:x="10.5cm" svg:y="4cm">
          <text:p><text:span text:style-name="T7">(AOwner: TComponent)</text:span></text:p>
        </draw:rect>
        <draw:rect draw:style-name="gr7" draw:text-style-name="P12" draw:layer="layout" svg:width="4cm" svg:height="0.5cm" svg:x="16cm" svg:y="4cm">
          <text:p text:style-name="P9"><text:span text:style-name="T2">: void</text:span></text:p>
        </draw:rect>
        <draw:rect draw:style-name="gr3" draw:text-style-name="P6" draw:layer="layout" svg:width="4cm" svg:height="0.5cm" svg:x="16cm" svg:y="4.5cm">
          <text:p><text:span text:style-name="T1">: void</text:span></text:p>
        </draw:rect>
        <draw:rect draw:style-name="gr7" draw:text-style-name="P12" draw:layer="layout" svg:width="6cm" svg:height="0.5cm" svg:x="20cm" svg:y="4cm">
          <text:p text:style-name="P9"><text:span text:style-name="T2">&lt;&lt;constructor,override&gt;&gt;</text:span></text:p>
        </draw:rect>
        <draw:rect draw:style-name="gr3" draw:text-style-name="P6" draw:layer="layout" svg:width="6cm" svg:height="0.5cm" svg:x="20cm" svg:y="4.5cm">
          <text:p><text:span text:style-name="T1">&lt;&lt;destructor</text:span><text:span text:style-name="T2">,override</text:span><text:span text:style-name="T1">&gt;&gt;</text:span></text:p>
        </draw:rect>
        <draw:rect draw:style-name="gr8" draw:text-style-name="P1" draw:layer="layout" svg:width="24.5cm" svg:height="1cm" svg:x="1.5cm" svg:y="4cm">
          <text:p/>
        </draw:rect>
        <draw:rect draw:style-name="gr3" draw:text-style-name="P4" draw:layer="layout" svg:width="5.059cm" svg:height="0.5cm" svg:x="5.5cm" svg:y="8cm">
          <text:p><text:span text:style-name="T3">Clear</text:span></text:p>
        </draw:rect>
        <draw:rect draw:style-name="gr1" draw:text-style-name="P5" draw:layer="layout" svg:width="0.5cm" svg:height="0.5cm" svg:x="2cm" svg:y="8cm">
          <text:p text:style-name="P1"><text:span text:style-name="T3">*</text:span></text:p>
        </draw:rect>
        <draw:rect draw:style-name="gr1" draw:text-style-name="P5" draw:layer="layout" svg:width="0.5cm" svg:height="0.5cm" svg:x="1.5cm" svg:y="8cm">
          <text:p text:style-name="P1"><text:span text:style-name="T3">+</text:span></text:p>
        </draw:rect>
        <draw:rect draw:style-name="gr3" draw:text-style-name="P6" draw:layer="layout" svg:width="5.5cm" svg:height="0.5cm" svg:x="10.5cm" svg:y="8cm">
          <text:p><text:span text:style-name="T1">()</text:span></text:p>
        </draw:rect>
        <draw:rect draw:style-name="gr3" draw:text-style-name="P6" draw:layer="layout" svg:width="4cm" svg:height="0.5cm" svg:x="16cm" svg:y="8cm">
          <text:p><text:span text:style-name="T1">: void</text:span></text:p>
        </draw:rect>
        <draw:rect draw:style-name="gr4" draw:text-style-name="P6" draw:layer="layout" svg:width="6cm" svg:height="0.5cm" svg:x="20cm" svg:y="8cm">
          <text:p/>
        </draw:rect>
        <draw:rect draw:style-name="gr3" draw:text-style-name="P4" draw:layer="layout" svg:width="5.059cm" svg:height="0.5cm" svg:x="5.5cm" svg:y="5cm">
          <text:p><text:span text:style-name="T3">IsEmpty</text:span></text:p>
        </draw:rect>
        <draw:rect draw:style-name="gr1" draw:text-style-name="P5" draw:layer="layout" svg:width="0.5cm" svg:height="0.5cm" svg:x="2cm" svg:y="5cm">
          <text:p text:style-name="P1"><text:span text:style-name="T3">*</text:span></text:p>
        </draw:rect>
        <draw:rect draw:style-name="gr1" draw:text-style-name="P5" draw:layer="layout" svg:width="0.5cm" svg:height="0.5cm" svg:x="1.5cm" svg:y="5cm">
          <text:p text:style-name="P1"><text:span text:style-name="T3">+</text:span></text:p>
        </draw:rect>
        <draw:rect draw:style-name="gr3" draw:text-style-name="P6" draw:layer="layout" svg:width="5.5cm" svg:height="0.5cm" svg:x="10.5cm" svg:y="5cm">
          <text:p><text:span text:style-name="T1">()</text:span></text:p>
        </draw:rect>
        <draw:rect draw:style-name="gr3" draw:text-style-name="P6" draw:layer="layout" svg:width="4cm" svg:height="0.5cm" svg:x="16cm" svg:y="5cm">
          <text:p><text:span text:style-name="T1">: Integer</text:span></text:p>
        </draw:rect>
        <draw:rect draw:style-name="gr3" draw:text-style-name="P6" draw:layer="layout" svg:width="6cm" svg:height="0.5cm" svg:x="20cm" svg:y="5cm">
          <text:p><text:span text:style-name="T1">&lt;&lt;read-only-property&gt;&gt;</text:span></text:p>
        </draw:rect>
        <draw:rect draw:style-name="gr3" draw:text-style-name="P4" draw:layer="layout" svg:width="5.059cm" svg:height="0.5cm" svg:x="5.5cm" svg:y="5.5cm">
          <text:p><text:span text:style-name="T3">EqualAs</text:span></text:p>
        </draw:rect>
        <draw:rect draw:style-name="gr1" draw:text-style-name="P5" draw:layer="layout" svg:width="0.5cm" svg:height="0.5cm" svg:x="2cm" svg:y="5.5cm">
          <text:p text:style-name="P1"><text:span text:style-name="T3">*</text:span></text:p>
        </draw:rect>
        <draw:rect draw:style-name="gr1" draw:text-style-name="P5" draw:layer="layout" svg:width="0.5cm" svg:height="0.5cm" svg:x="1.5cm" svg:y="5.5cm">
          <text:p text:style-name="P1"><text:span text:style-name="T3">+</text:span></text:p>
        </draw:rect>
        <draw:rect draw:style-name="gr3" draw:text-style-name="P6" draw:layer="layout" svg:width="5.5cm" svg:height="0.5cm" svg:x="10.5cm" svg:y="5.5cm">
          <text:p><text:span text:style-name="T1">(const AStr: string)</text:span></text:p>
        </draw:rect>
        <draw:rect draw:style-name="gr3" draw:text-style-name="P6" draw:layer="layout" svg:width="4cm" svg:height="0.5cm" svg:x="16cm" svg:y="5.5cm">
          <text:p><text:span text:style-name="T1">: Boolean</text:span></text:p>
        </draw:rect>
        <draw:rect draw:style-name="gr4" draw:text-style-name="P6" draw:layer="layout" svg:width="6cm" svg:height="0.5cm" svg:x="20cm" svg:y="5.5cm">
          <text:p/>
        </draw:rect>
        <draw:rect draw:style-name="gr3" draw:text-style-name="P4" draw:layer="layout" svg:width="5.059cm" svg:height="0.5cm" svg:x="5.5cm" svg:y="6.5cm">
          <text:p><text:span text:style-name="T3">StartsWith</text:span></text:p>
        </draw:rect>
        <draw:rect draw:style-name="gr1" draw:text-style-name="P5" draw:layer="layout" svg:width="0.5cm" svg:height="0.5cm" svg:x="2cm" svg:y="6.5cm">
          <text:p text:style-name="P1"><text:span text:style-name="T3">*</text:span></text:p>
        </draw:rect>
        <draw:rect draw:style-name="gr1" draw:text-style-name="P5" draw:layer="layout" svg:width="0.5cm" svg:height="0.5cm" svg:x="1.5cm" svg:y="6.5cm">
          <text:p text:style-name="P1"><text:span text:style-name="T3">+</text:span></text:p>
        </draw:rect>
        <draw:rect draw:style-name="gr3" draw:text-style-name="P6" draw:layer="layout" svg:width="5.5cm" svg:height="0.5cm" svg:x="10.5cm" svg:y="6.5cm">
          <text:p><text:span text:style-name="T1">(const AStr: string)</text:span></text:p>
        </draw:rect>
        <draw:rect draw:style-name="gr3" draw:text-style-name="P6" draw:layer="layout" svg:width="4cm" svg:height="0.5cm" svg:x="16cm" svg:y="6.5cm">
          <text:p><text:span text:style-name="T1">: Boolean</text:span></text:p>
        </draw:rect>
        <draw:rect draw:style-name="gr4" draw:text-style-name="P6" draw:layer="layout" svg:width="6cm" svg:height="0.5cm" svg:x="20cm" svg:y="6.5cm">
          <text:p/>
        </draw:rect>
        <draw:rect draw:style-name="gr3" draw:text-style-name="P4" draw:layer="layout" svg:width="5.059cm" svg:height="0.5cm" svg:x="5.5cm" svg:y="7cm">
          <text:p><text:span text:style-name="T3">FinishesWith</text:span></text:p>
        </draw:rect>
        <draw:rect draw:style-name="gr1" draw:text-style-name="P5" draw:layer="layout" svg:width="0.5cm" svg:height="0.5cm" svg:x="2cm" svg:y="7cm">
          <text:p text:style-name="P1"><text:span text:style-name="T3">*</text:span></text:p>
        </draw:rect>
        <draw:rect draw:style-name="gr1" draw:text-style-name="P5" draw:layer="layout" svg:width="0.5cm" svg:height="0.5cm" svg:x="1.5cm" svg:y="7cm">
          <text:p text:style-name="P1"><text:span text:style-name="T3">+</text:span></text:p>
        </draw:rect>
        <draw:rect draw:style-name="gr3" draw:text-style-name="P6" draw:layer="layout" svg:width="5.5cm" svg:height="0.5cm" svg:x="10.5cm" svg:y="7cm">
          <text:p><text:span text:style-name="T1">(const AStr: string)</text:span></text:p>
        </draw:rect>
        <draw:rect draw:style-name="gr3" draw:text-style-name="P6" draw:layer="layout" svg:width="4cm" svg:height="0.5cm" svg:x="16cm" svg:y="7cm">
          <text:p><text:span text:style-name="T1">: Boolean</text:span></text:p>
        </draw:rect>
        <draw:rect draw:style-name="gr4" draw:text-style-name="P6" draw:layer="layout" svg:width="6cm" svg:height="0.5cm" svg:x="20cm" svg:y="7cm">
          <text:p/>
        </draw:rect>
        <draw:rect draw:style-name="gr3" draw:text-style-name="P4" draw:layer="layout" svg:width="5.059cm" svg:height="0.5cm" svg:x="5.5cm" svg:y="3.5cm">
          <text:p><text:span text:style-name="T3">ConfirmedChangeText</text:span></text:p>
        </draw:rect>
        <draw:rect draw:style-name="gr1" draw:text-style-name="P5" draw:layer="layout" svg:width="0.5cm" svg:height="0.5cm" svg:x="2cm" svg:y="3.5cm">
          <text:p text:style-name="P1"><text:span text:style-name="T3">*</text:span></text:p>
        </draw:rect>
        <draw:rect draw:style-name="gr1" draw:text-style-name="P5" draw:layer="layout" svg:width="0.5cm" svg:height="0.5cm" svg:x="1.5cm" svg:y="3.5cm">
          <text:p text:style-name="P1"><text:span text:style-name="T3">##</text:span></text:p>
        </draw:rect>
        <draw:rect draw:style-name="gr3" draw:text-style-name="P6" draw:layer="layout" svg:width="5.5cm" svg:height="0.5cm" svg:x="10.5cm" svg:y="3.5cm">
          <text:p><text:span text:style-name="T1">(const AText: string)</text:span></text:p>
        </draw:rect>
        <draw:rect draw:style-name="gr3" draw:text-style-name="P6" draw:layer="layout" svg:width="4cm" svg:height="0.5cm" svg:x="16cm" svg:y="3.5cm">
          <text:p><text:span text:style-name="T1">: void</text:span></text:p>
        </draw:rect>
        <draw:rect draw:style-name="gr3" draw:text-style-name="P6" draw:layer="layout" svg:width="6cm" svg:height="0.5cm" svg:x="20cm" svg:y="3.5cm">
          <text:p><text:span text:style-name="T1">&lt;&lt;virtual&gt;&gt;</text:span></text:p>
        </draw:rect>
        <draw:rect draw:style-name="gr8" draw:text-style-name="P1" draw:layer="layout" svg:width="24.5cm" svg:height="0.5cm" svg:x="1.5cm" svg:y="8.5cm">
          <text:p/>
        </draw:rect>
        <draw:rect draw:style-name="gr8" draw:text-style-name="P1" draw:layer="layout" svg:width="24.5cm" svg:height="0.5cm" svg:x="1.5cm" svg:y="3cm">
          <text:p/>
        </draw:rect>
        <draw:rect draw:style-name="gr8" draw:text-style-name="P1" draw:layer="layout" svg:width="24.5cm" svg:height="0.5cm" svg:x="1.5cm" svg:y="5cm">
          <text:p/>
        </draw:rect>
        <draw:rect draw:style-name="gr8" draw:text-style-name="P1" draw:layer="layout" svg:width="24.5cm" svg:height="0.5cm" svg:x="1.5cm" svg:y="3.5cm">
          <text:p/>
        </draw:rect>
        <draw:rect draw:style-name="gr3" draw:text-style-name="P4" draw:layer="layout" svg:width="5.059cm" svg:height="0.5cm" svg:x="5.5cm" svg:y="6cm">
          <text:p><text:span text:style-name="T3">SameAs</text:span></text:p>
        </draw:rect>
        <draw:rect draw:style-name="gr1" draw:text-style-name="P5" draw:layer="layout" svg:width="0.5cm" svg:height="0.5cm" svg:x="2cm" svg:y="6cm">
          <text:p text:style-name="P1"><text:span text:style-name="T3">*</text:span></text:p>
        </draw:rect>
        <draw:rect draw:style-name="gr1" draw:text-style-name="P5" draw:layer="layout" svg:width="0.5cm" svg:height="0.5cm" svg:x="1.5cm" svg:y="6cm">
          <text:p text:style-name="P1"><text:span text:style-name="T3">+</text:span></text:p>
        </draw:rect>
        <draw:rect draw:style-name="gr3" draw:text-style-name="P6" draw:layer="layout" svg:width="5.5cm" svg:height="0.5cm" svg:x="10.5cm" svg:y="6cm">
          <text:p><text:span text:style-name="T1">(const AStr: string)</text:span></text:p>
        </draw:rect>
        <draw:rect draw:style-name="gr3" draw:text-style-name="P6" draw:layer="layout" svg:width="4cm" svg:height="0.5cm" svg:x="16cm" svg:y="6cm">
          <text:p><text:span text:style-name="T1">: Boolean</text:span></text:p>
        </draw:rect>
        <draw:rect draw:style-name="gr4" draw:text-style-name="P6" draw:layer="layout" svg:width="6cm" svg:height="0.5cm" svg:x="20cm" svg:y="6cm">
          <text:p/>
        </draw:rect>
        <draw:rect draw:style-name="gr8" draw:text-style-name="P1" draw:layer="layout" svg:width="24.5cm" svg:height="3cm" svg:x="1.5cm" svg:y="5.5cm">
          <text:p/>
        </draw:rect>
      </draw:page>
      <draw:page draw:name="page2" draw:style-name="dp1" draw:master-page-name="Predeterminado">
        <office:forms form:automatic-focus="false" form:apply-design-mode="false"/>
        <draw:rect draw:style-name="gr1" draw:text-style-name="P2" draw:layer="layout" svg:width="3cm" svg:height="0.5cm" svg:x="2.5cm" svg:y="8.5cm">
          <text:p text:style-name="P1"><text:span text:style-name="T1">&lt;&lt;function&gt;&gt;</text:span></text:p>
        </draw:rect>
        <draw:rect draw:style-name="gr1" draw:text-style-name="P2" draw:layer="layout" svg:width="3cm" svg:height="1cm" svg:x="2.5cm" svg:y="7.5cm">
          <text:p text:style-name="P1"><text:span text:style-name="T1">&lt;&lt;procedure&gt;&gt;</text:span></text:p>
        </draw:rect>
        <draw:rect draw:style-name="gr1" draw:text-style-name="P2" draw:layer="layout" svg:width="3cm" svg:height="1cm" svg:x="2.5cm" svg:y="4.5cm">
          <text:p text:style-name="P1"><text:span text:style-name="T1">&lt;&lt;procedure&gt;&gt;</text:span></text:p>
        </draw:rect>
        <draw:rect draw:style-name="gr1" draw:text-style-name="P2" draw:layer="layout" svg:width="3cm" svg:height="1cm" svg:x="2.5cm" svg:y="5.5cm">
          <text:p text:style-name="P1"><text:span text:style-name="T1">&lt;&lt;procedure&gt;&gt;</text:span></text:p>
        </draw:rect>
        <draw:rect draw:style-name="gr1" draw:text-style-name="P2" draw:layer="layout" svg:width="3cm" svg:height="1cm" svg:x="2.5cm" svg:y="6.5cm">
          <text:p text:style-name="P1"><text:span text:style-name="T1">&lt;&lt;procedure&gt;&gt;</text:span></text:p>
        </draw:rect>
        <draw:rect draw:style-name="gr1" draw:text-style-name="P2" draw:layer="layout" svg:width="3cm" svg:height="0.5cm" svg:x="2.5cm" svg:y="3cm">
          <text:p text:style-name="P1"><text:span text:style-name="T1">&lt;&lt;function&gt;&gt;</text:span></text:p>
        </draw:rect>
        <draw:rect draw:style-name="gr1" draw:text-style-name="P2" draw:layer="layout" svg:width="3cm" svg:height="1cm" svg:x="2.5cm" svg:y="3.5cm">
          <text:p text:style-name="P1"><text:span text:style-name="T1">&lt;&lt;procedure&gt;&gt;</text:span></text:p>
        </draw:rect>
        <draw:rect draw:style-name="gr3" draw:text-style-name="P4" draw:layer="layout" svg:width="5.059cm" svg:height="0.5cm" svg:x="5.5cm" svg:y="8.5cm">
          <text:p><text:span text:style-name="T3">DefaultText</text:span></text:p>
        </draw:rect>
        <draw:rect draw:style-name="gr1" draw:text-style-name="P5" draw:layer="layout" svg:width="0.5cm" svg:height="0.5cm" svg:x="2cm" svg:y="8.5cm">
          <text:p text:style-name="P1"><text:span text:style-name="T3">*</text:span></text:p>
        </draw:rect>
        <draw:rect draw:style-name="gr1" draw:text-style-name="P5" draw:layer="layout" svg:width="0.5cm" svg:height="0.5cm" svg:x="1.5cm" svg:y="8.5cm">
          <text:p text:style-name="P1"><text:span text:style-name="T3">##</text:span></text:p>
        </draw:rect>
        <draw:rect draw:style-name="gr3" draw:text-style-name="P6" draw:layer="layout" svg:width="5.5cm" svg:height="0.5cm" svg:x="10.5cm" svg:y="8.5cm">
          <text:p><text:span text:style-name="T1">()</text:span></text:p>
        </draw:rect>
        <draw:rect draw:style-name="gr3" draw:text-style-name="P6" draw:layer="layout" svg:width="4cm" svg:height="0.5cm" svg:x="16cm" svg:y="8.5cm">
          <text:p><text:span text:style-name="T1">: string</text:span></text:p>
        </draw:rect>
        <draw:rect draw:style-name="gr3" draw:text-style-name="P6" draw:layer="layout" svg:width="6cm" svg:height="0.5cm" svg:x="20cm" svg:y="8.5cm">
          <text:p><text:span text:style-name="T1">&lt;&lt;virtual&gt;&gt;</text:span></text:p>
        </draw:rect>
        <draw:rect draw:style-name="gr3" draw:text-style-name="P4" draw:layer="layout" svg:width="5.059cm" svg:height="1cm" svg:x="5.5cm" svg:y="7.5cm">
          <text:p><text:span text:style-name="T3">RequestChangeText</text:span></text:p>
        </draw:rect>
        <draw:rect draw:style-name="gr1" draw:text-style-name="P5" draw:layer="layout" svg:width="0.5cm" svg:height="1cm" svg:x="2cm" svg:y="7.5cm">
          <text:p text:style-name="P1"><text:span text:style-name="T3">*</text:span></text:p>
        </draw:rect>
        <draw:rect draw:style-name="gr1" draw:text-style-name="P5" draw:layer="layout" svg:width="0.5cm" svg:height="1cm" svg:x="1.5cm" svg:y="7.5cm">
          <text:p text:style-name="P1"><text:span text:style-name="T3">##</text:span></text:p>
        </draw:rect>
        <draw:rect draw:style-name="gr3" draw:text-style-name="P6" draw:layer="layout" svg:width="5.5cm" svg:height="1cm" svg:x="10.5cm" svg:y="7.5cm">
          <text:p><text:span text:style-name="T1">(const ANode: TSDVTreeNode;</text:span></text:p>
          <text:p><text:span text:style-name="T1">const AText: string)</text:span></text:p>
        </draw:rect>
        <draw:rect draw:style-name="gr3" draw:text-style-name="P6" draw:layer="layout" svg:width="4cm" svg:height="1cm" svg:x="16cm" svg:y="7.5cm">
          <text:p><text:span text:style-name="T1">: void</text:span></text:p>
        </draw:rect>
        <draw:rect draw:style-name="gr3" draw:text-style-name="P6" draw:layer="layout" svg:width="6cm" svg:height="1cm" svg:x="20cm" svg:y="7.5cm">
          <text:p><text:span text:style-name="T1">&lt;&lt;nonvirtual&gt;&gt;</text:span></text:p>
        </draw:rect>
        <draw:rect draw:style-name="gr3" draw:text-style-name="P4" draw:layer="layout" svg:width="5.059cm" svg:height="1cm" svg:x="5.5cm" svg:y="4.5cm">
          <text:p><text:span text:style-name="T3">Internal</text:span></text:p>
          <text:p><text:span text:style-name="T3">BeforeChangeText</text:span></text:p>
        </draw:rect>
        <draw:rect draw:style-name="gr1" draw:text-style-name="P5" draw:layer="layout" svg:width="0.5cm" svg:height="1cm" svg:x="2cm" svg:y="4.5cm">
          <text:p text:style-name="P1"><text:span text:style-name="T3">*</text:span></text:p>
        </draw:rect>
        <draw:rect draw:style-name="gr1" draw:text-style-name="P5" draw:layer="layout" svg:width="0.5cm" svg:height="1cm" svg:x="1.5cm" svg:y="4.5cm">
          <text:p text:style-name="P1"><text:span text:style-name="T3">#</text:span></text:p>
        </draw:rect>
        <draw:rect draw:style-name="gr3" draw:text-style-name="P6" draw:layer="layout" svg:width="5.5cm" svg:height="1cm" svg:x="10.5cm" svg:y="4.5cm">
          <text:p><text:span text:style-name="T1">(const ANode: TSDVTreeNode;</text:span></text:p>
          <text:p><text:span text:style-name="T1">const AText: string)</text:span></text:p>
        </draw:rect>
        <draw:rect draw:style-name="gr3" draw:text-style-name="P6" draw:layer="layout" svg:width="4cm" svg:height="1cm" svg:x="16cm" svg:y="4.5cm">
          <text:p><text:span text:style-name="T1">: void</text:span></text:p>
        </draw:rect>
        <draw:rect draw:style-name="gr3" draw:text-style-name="P6" draw:layer="layout" svg:width="6cm" svg:height="1cm" svg:x="20cm" svg:y="4.5cm">
          <text:p><text:span text:style-name="T1">&lt;&lt;virtual&gt;&gt;</text:span></text:p>
        </draw:rect>
        <draw:rect draw:style-name="gr3" draw:text-style-name="P4" draw:layer="layout" svg:width="5.059cm" svg:height="1cm" svg:x="5.5cm" svg:y="5.5cm">
          <text:p><text:span text:style-name="T3">Internal</text:span></text:p>
          <text:p><text:span text:style-name="T3">AfterChangeText</text:span></text:p>
        </draw:rect>
        <draw:rect draw:style-name="gr1" draw:text-style-name="P5" draw:layer="layout" svg:width="0.5cm" svg:height="1cm" svg:x="2cm" svg:y="5.5cm">
          <text:p text:style-name="P1"><text:span text:style-name="T3">*</text:span></text:p>
        </draw:rect>
        <draw:rect draw:style-name="gr1" draw:text-style-name="P5" draw:layer="layout" svg:width="0.5cm" svg:height="1cm" svg:x="1.5cm" svg:y="5.5cm">
          <text:p text:style-name="P1"><text:span text:style-name="T3">#</text:span></text:p>
        </draw:rect>
        <draw:rect draw:style-name="gr3" draw:text-style-name="P6" draw:layer="layout" svg:width="5.5cm" svg:height="1cm" svg:x="10.5cm" svg:y="5.5cm">
          <text:p><text:span text:style-name="T1">(const ANode: TSDVTreeNode)</text:span></text:p>
        </draw:rect>
        <draw:rect draw:style-name="gr3" draw:text-style-name="P6" draw:layer="layout" svg:width="4cm" svg:height="1cm" svg:x="16cm" svg:y="5.5cm">
          <text:p><text:span text:style-name="T1">: void</text:span></text:p>
        </draw:rect>
        <draw:rect draw:style-name="gr3" draw:text-style-name="P6" draw:layer="layout" svg:width="6cm" svg:height="1cm" svg:x="20cm" svg:y="5.5cm">
          <text:p><text:span text:style-name="T1">&lt;&lt;virtual&gt;&gt;</text:span></text:p>
        </draw:rect>
        <draw:rect draw:style-name="gr3" draw:text-style-name="P4" draw:layer="layout" svg:width="5.059cm" svg:height="1cm" svg:x="5.5cm" svg:y="6.5cm">
          <text:p><text:span text:style-name="T3">Internal</text:span></text:p>
          <text:p><text:span text:style-name="T3">ConfirmedChangeText</text:span></text:p>
        </draw:rect>
        <draw:rect draw:style-name="gr1" draw:text-style-name="P5" draw:layer="layout" svg:width="0.5cm" svg:height="1cm" svg:x="2cm" svg:y="6.5cm">
          <text:p text:style-name="P1"><text:span text:style-name="T3">*</text:span></text:p>
        </draw:rect>
        <draw:rect draw:style-name="gr1" draw:text-style-name="P5" draw:layer="layout" svg:width="0.5cm" svg:height="1cm" svg:x="1.5cm" svg:y="6.5cm">
          <text:p text:style-name="P1"><text:span text:style-name="T3">#</text:span></text:p>
        </draw:rect>
        <draw:rect draw:style-name="gr3" draw:text-style-name="P6" draw:layer="layout" svg:width="5.5cm" svg:height="1cm" svg:x="10.5cm" svg:y="6.5cm">
          <text:p><text:span text:style-name="T1">(const ANode: TSDVTreeNode;</text:span></text:p>
          <text:p><text:span text:style-name="T1">const AText: string)</text:span></text:p>
        </draw:rect>
        <draw:rect draw:style-name="gr3" draw:text-style-name="P6" draw:layer="layout" svg:width="4cm" svg:height="1cm" svg:x="16cm" svg:y="6.5cm">
          <text:p><text:span text:style-name="T1">: void</text:span></text:p>
        </draw:rect>
        <draw:rect draw:style-name="gr3" draw:text-style-name="P6" draw:layer="layout" svg:width="6cm" svg:height="1cm" svg:x="20cm" svg:y="6.5cm">
          <text:p><text:span text:style-name="T1">&lt;&lt;virtual&gt;&gt;</text:span></text:p>
        </draw:rect>
        <draw:rect draw:style-name="gr3" draw:text-style-name="P4" draw:layer="layout" svg:width="5.059cm" svg:height="0.5cm" svg:x="5.5cm" svg:y="3cm">
          <text:p><text:span text:style-name="T3">CreateNodeByClass</text:span></text:p>
        </draw:rect>
        <draw:rect draw:style-name="gr1" draw:text-style-name="P5" draw:layer="layout" svg:width="0.5cm" svg:height="0.5cm" svg:x="2cm" svg:y="3cm">
          <text:p text:style-name="P1"><text:span text:style-name="T3">~</text:span></text:p>
        </draw:rect>
        <draw:rect draw:style-name="gr1" draw:text-style-name="P5" draw:layer="layout" svg:width="0.5cm" svg:height="0.5cm" svg:x="1.5cm" svg:y="3cm">
          <text:p text:style-name="P1"><text:span text:style-name="T3">#</text:span></text:p>
        </draw:rect>
        <draw:rect draw:style-name="gr3" draw:text-style-name="P6" draw:layer="layout" svg:width="5.5cm" svg:height="0.5cm" svg:x="10.5cm" svg:y="3cm">
          <text:p><text:span text:style-name="T1">()</text:span></text:p>
        </draw:rect>
        <draw:rect draw:style-name="gr3" draw:text-style-name="P6" draw:layer="layout" svg:width="4cm" svg:height="0.5cm" svg:x="16cm" svg:y="3cm">
          <text:p><text:span text:style-name="T1">: TSDVTreeNode</text:span></text:p>
        </draw:rect>
        <draw:rect draw:style-name="gr3" draw:text-style-name="P6" draw:layer="layout" svg:width="6cm" svg:height="0.5cm" svg:x="20cm" svg:y="3cm">
          <text:p><text:span text:style-name="T1">&lt;&lt;override&gt;&gt;</text:span></text:p>
        </draw:rect>
        <draw:rect draw:style-name="gr3" draw:text-style-name="P4" draw:layer="layout" svg:width="5.059cm" svg:height="1cm" svg:x="5.5cm" svg:y="3.5cm">
          <text:p><text:span text:style-name="T3">Internal</text:span></text:p>
          <text:p><text:span text:style-name="T3">AfterInsert</text:span></text:p>
        </draw:rect>
        <draw:rect draw:style-name="gr1" draw:text-style-name="P5" draw:layer="layout" svg:width="0.5cm" svg:height="1cm" svg:x="2cm" svg:y="3.5cm">
          <text:p text:style-name="P1"><text:span text:style-name="T3">~</text:span></text:p>
        </draw:rect>
        <draw:rect draw:style-name="gr1" draw:text-style-name="P5" draw:layer="layout" svg:width="0.5cm" svg:height="1cm" svg:x="1.5cm" svg:y="3.5cm">
          <text:p text:style-name="P1"><text:span text:style-name="T3">#</text:span></text:p>
        </draw:rect>
        <draw:rect draw:style-name="gr3" draw:text-style-name="P6" draw:layer="layout" svg:width="5.5cm" svg:height="1cm" svg:x="10.5cm" svg:y="3.5cm">
          <text:p><text:span text:style-name="T1">(const AParentNode, ANewNode: TSDVTreeNode;</text:span></text:p>
          <text:p><text:span text:style-name="T1">const AIndex: Integer)</text:span></text:p>
        </draw:rect>
        <draw:rect draw:style-name="gr3" draw:text-style-name="P6" draw:layer="layout" svg:width="4cm" svg:height="1cm" svg:x="16cm" svg:y="3.5cm">
          <text:p><text:span text:style-name="T1">: void</text:span></text:p>
        </draw:rect>
        <draw:rect draw:style-name="gr3" draw:text-style-name="P6" draw:layer="layout" svg:width="6cm" svg:height="1cm" svg:x="20cm" svg:y="3.5cm">
          <text:p><text:span text:style-name="T1">&lt;&lt;override&gt;&gt;</text:span></text:p>
        </draw:rect>
        <draw:rect draw:style-name="gr5" draw:text-style-name="P7" draw:layer="layout" svg:width="24.5cm" svg:height="1.6cm" svg:x="1.5cm" svg:y="1.4cm">
          <text:p text:style-name="P1"><text:span text:style-name="T4">&lt;&lt;class&gt;&gt;</text:span></text:p>
          <text:p text:style-name="P1"><text:span text:style-name="T5">TSDVTextTreeCollection</text:span></text:p>
        </draw:rect>
        <draw:rect draw:style-name="gr8" draw:text-style-name="P1" draw:layer="layout" svg:width="24.5cm" svg:height="0.5cm" svg:x="1.5cm" svg:y="3cm">
          <text:p/>
        </draw:rect>
        <draw:rect draw:style-name="gr8" draw:text-style-name="P1" draw:layer="layout" svg:width="24.5cm" svg:height="1.5cm" svg:x="1.5cm" svg:y="7.5cm">
          <text:p/>
        </draw:rect>
        <draw:rect draw:style-name="gr8" draw:text-style-name="P1" draw:layer="layout" svg:width="24.5cm" svg:height="4cm" svg:x="1.5cm" svg:y="3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. .</meta:initial-creator>
    <meta:creation-date>1980-01-04T00:59:16.39</meta:creation-date>
    <dc:date>1980-01-12T16:50:28.79</dc:date>
    <meta:editing-duration>P1DT18H7M49S</meta:editing-duration>
    <meta:editing-cycles>271</meta:editing-cycles>
    <meta:generator>LibreOffice/3.4$Win32 LibreOffice_project/340m1$Build-502</meta:generator>
    <meta:document-statistic meta:object-count="145"/>
  </office:meta>
</office:document-meta>
</file>